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heckpoints" style:family="table">
      <style:table-properties style:width="17cm" table:align="margins"/>
    </style:style>
    <style:style style:name="checkpoints.A" style:family="table-column">
      <style:table-column-properties style:column-width="5.667cm" style:rel-column-width="21845*"/>
    </style:style>
    <style:style style:name="checkpoints.A1" style:family="table-cell">
      <style:table-cell-properties style:writing-mode="page"/>
    </style:style>
    <style:style style:name="P1" style:family="paragraph" style:parent-style-name="Table_20_Contents">
      <style:text-properties officeooo:rsid="001937f7" officeooo:paragraph-rsid="001937f7"/>
    </style:style>
    <style:style style:name="P2" style:family="paragraph" style:parent-style-name="Table_20_Heading">
      <style:text-properties officeooo:rsid="001937f7" officeooo:paragraph-rsid="001937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is checklist is based on the document “SYS.1.3 Server under Linux and Unix” of the BSI Basic Protection Manual.</text:p>
      <text:p text:style-name="Standard"/>
      <text:p text:style-name="Standard">This deals with the general security guidelines for operating a Linux server.</text:p>
      <table:table table:name="checkpoints" table:style-name="checkpoints">
        <table:table-column table:style-name="checkpoints.A" table:number-columns-repeated="3"/>
        <table:table-header-rows>
          <table:table-row>
            <table:table-cell table:style-name="checkpoints.A1" office:value-type="string">
              <text:p text:style-name="Table_20_Heading">Setting to be checked</text:p>
            </table:table-cell>
            <table:table-cell table:style-name="checkpoints.A1" office:value-type="string">
              <text:p text:style-name="P2">Target</text:p>
            </table:table-cell>
            <table:table-cell table:style-name="checkpoints.A1" office:value-type="string">
              <text:p text:style-name="P2">Actual</text:p>
            </table:table-cell>
          </table:table-row>
        </table:table-header-rows>
        <table:table-row>
          <table:table-cell table:style-name="checkpoints.A1" office:value-type="string">
            <text:p text:style-name="Table_20_Contents">Installation of additional software</text:p>
          </table:table-cell>
          <table:table-cell table:style-name="checkpoints.A1" office:value-type="string">
            <text:p text:style-name="Table_20_Contents">There should be a list of employees who are authorized to install software</text:p>
          </table:table-cell>
          <table:table-cell table:style-name="checkpoints.A1" office:value-type="string">
            <text:p text:style-name="Table_20_Contents"/>
          </table:table-cell>
        </table:table-row>
        <table:table-row>
          <table:table-cell table:style-name="checkpoints.A1" office:value-type="string">
            <text:p text:style-name="Table_20_Contents">Installation types</text:p>
          </table:table-cell>
          <table:table-cell table:style-name="checkpoints.A1" office:value-type="string">
            <text:p text:style-name="Table_20_Contents">If only packages from repositories are installed, it must be ensured that the gpg keys of the repositories are up-to-date. If software is compiled yourself, the process should be documented precisely and more than one person should always be able to update the software.</text:p>
          </table:table-cell>
          <table:table-cell table:style-name="checkpoints.A1" office:value-type="string">
            <text:p text:style-name="Table_20_Contents"/>
          </table:table-cell>
        </table:table-row>
        <table:table-row>
          <table:table-cell table:style-name="checkpoints.A1" office:value-type="string">
            <text:p text:style-name="P1">Local users and groups</text:p>
          </table:table-cell>
          <table:table-cell table:style-name="checkpoints.A1" office:value-type="string">
            <text:p text:style-name="Table_20_Contents">Local users and groups should only be created for services. There should always be a local user with sudo rights who has access to the system in the event of a network failure. Local users and groups should always be created using the tools provided for this purpose and not by editing the files /etc/passwd and /etc/group </text:p>
          </table:table-cell>
          <table:table-cell table:style-name="checkpoints.A1" office:value-type="string">
            <text:p text:style-name="Table_20_Contents"/>
          </table:table-cell>
        </table:table-row>
        <table:table-row>
          <table:table-cell table:style-name="checkpoints.A1" office:value-type="string">
            <text:p text:style-name="P1">Use of AppArmor</text:p>
          </table:table-cell>
          <table:table-cell table:style-name="checkpoints.A1" office:value-type="string">
            <text:p text:style-name="Table_20_Contents">Service like Bind9 should run with AppArmor in a fixed environment</text:p>
          </table:table-cell>
          <table:table-cell table:style-name="checkpoints.A1" office:value-type="string">
            <text:p text:style-name="Table_20_Contents"/>
          </table:table-cell>
        </table:table-row>
        <table:table-row>
          <table:table-cell table:style-name="checkpoints.A1" office:value-type="string">
            <text:p text:style-name="P1">IP configuration</text:p>
          </table:table-cell>
          <table:table-cell table:style-name="checkpoints.A1" office:value-type="string">
            <text:p text:style-name="Table_20_Contents">Only the required network protocols should be available. Care should also be taken to ensure that no IP addresses have been set up that are not used. </text:p>
          </table:table-cell>
          <table:table-cell table:style-name="checkpoints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1:56:47.193769495</meta:creation-date>
    <meta:generator>LibreOffice/24.2.6.2$Linux_X86_64 LibreOffice_project/420$Build-2</meta:generator>
    <dc:date>2024-10-31T12:04:52.843669420</dc:date>
    <meta:editing-duration>PT8M5S</meta:editing-duration>
    <meta:editing-cycles>1</meta:editing-cycles>
    <meta:document-statistic meta:table-count="1" meta:image-count="0" meta:object-count="0" meta:page-count="1" meta:paragraph-count="15" meta:word-count="204" meta:character-count="1212" meta:non-whitespace-character-count="1021"/>
  </office:meta>
</office:document-meta>
</file>